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 table:style-name="ce10" table:number-columns-repeated="4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40 (dam), 12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 table:style-name="Default"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table:number-columns-repeated="3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1-27T14:56:04.723000000</dc:date>
    <meta:editing-duration>P4DT7H30M41S</meta:editing-duration>
    <meta:editing-cycles>392</meta:editing-cycles>
    <meta:generator>LibreOffice/7.3.4.2$Windows_X86_64 LibreOffice_project/728fec16bd5f605073805c3c9e7c4212a0120dc5</meta:generator>
    <meta:document-statistic meta:table-count="1" meta:cell-count="627" meta:object-count="0"/>
  </office:meta>
</office:document-meta>
</file>